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Код состояния</text:p>
          </table:table-cell>
          <table:table-cell office:value-type="string" calcext:value-type="string">
            <text:p><text:s/>Вероятность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.2962</text:p>
          </table:table-cell>
          <table:table-cell office:value-type="string" calcext:value-type="string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1</text:p>
          </table:table-cell>
          <table:table-cell table:formula="of:=[.C2]*[.D2]*[.C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0.148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0.07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0.0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0.14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0.0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0.0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0.0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0.0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0.0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0.0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0.0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0.0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0.0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0.0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0.003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4T18:28:51.308339896</dc:date>
    <meta:editing-duration>PT17M31S</meta:editing-duration>
    <meta:editing-cycles>1</meta:editing-cycles>
    <meta:document-statistic meta:table-count="1" meta:cell-count="46" meta:object-count="0"/>
    <meta:generator>LibreOffice/5.2.0.4$Linux_X86_64 LibreOffice_project/20m0$Build-4</meta:generator>
  </office:meta>
</office:document-meta>
</file>